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45.37pt" svg:height="424.15pt" svg:x="149.07pt" svg:y="393.76pt">
            <draw:object draw:notify-on-update-of-ranges="Sheet1.A2:Sheet1.A2 Sheet1.A3:Sheet1.A23 Sheet1.B2:Sheet1.B2 Sheet1.B3:Sheet1.B23 Sheet1.C2:Sheet1.C2 Sheet1.C3:Sheet1.C23 Sheet1.D2:Sheet1.D2 Sheet1.D3:Sheet1.D23 Sheet1.E2:Sheet1.E2 Sheet1.E3:Sheet1.E23 Sheet1.F2:Sheet1.F2 Sheet1.F3:Sheet1.F23 Sheet1.G2:Sheet1.G2 Sheet1.G3:Sheet1.G23 Sheet1.H2:Sheet1.H2 Sheet1.H3:Sheet1.H23 Sheet1.I2:Sheet1.I2 Sheet1.I3:Sheet1.I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cket size (bytes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56241" calcext:value-type="float">
            <text:p>1.756241</text:p>
          </table:table-cell>
          <table:table-cell office:value-type="float" office:value="11.713156" calcext:value-type="float">
            <text:p>11.713156</text:p>
          </table:table-cell>
          <table:table-cell office:value-type="float" office:value="27.285706" calcext:value-type="float">
            <text:p>27.285706</text:p>
          </table:table-cell>
          <table:table-cell office:value-type="float" office:value="11.267532" calcext:value-type="float">
            <text:p>11.267532</text:p>
          </table:table-cell>
          <table:table-cell office:value-type="float" office:value="3.254233" calcext:value-type="float">
            <text:p>3.254233</text:p>
          </table:table-cell>
          <table:table-cell office:value-type="float" office:value="1.714644" calcext:value-type="float">
            <text:p>1.714644</text:p>
          </table:table-cell>
          <table:table-cell office:value-type="float" office:value="1.13389" calcext:value-type="float">
            <text:p>1.13389</text:p>
          </table:table-cell>
          <table:table-cell office:value-type="float" office:value="1.33524" calcext:value-type="float">
            <text:p>1.3352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6799" calcext:value-type="float">
            <text:p>1.216799</text:p>
          </table:table-cell>
          <table:table-cell office:value-type="float" office:value="3.401051" calcext:value-type="float">
            <text:p>3.401051</text:p>
          </table:table-cell>
          <table:table-cell office:value-type="float" office:value="2.931491" calcext:value-type="float">
            <text:p>2.931491</text:p>
          </table:table-cell>
          <table:table-cell office:value-type="float" office:value="8.192653" calcext:value-type="float">
            <text:p>8.192653</text:p>
          </table:table-cell>
          <table:table-cell office:value-type="float" office:value="3.00471" calcext:value-type="float">
            <text:p>3.00471</text:p>
          </table:table-cell>
          <table:table-cell office:value-type="float" office:value="4.122599" calcext:value-type="float">
            <text:p>4.122599</text:p>
          </table:table-cell>
          <table:table-cell office:value-type="float" office:value="2.965708" calcext:value-type="float">
            <text:p>2.965708</text:p>
          </table:table-cell>
          <table:table-cell office:value-type="float" office:value="3.211964" calcext:value-type="float">
            <text:p>3.21196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392634" calcext:value-type="float">
            <text:p>10.392634</text:p>
          </table:table-cell>
          <table:table-cell office:value-type="float" office:value="7.401717" calcext:value-type="float">
            <text:p>7.401717</text:p>
          </table:table-cell>
          <table:table-cell office:value-type="float" office:value="5.102487" calcext:value-type="float">
            <text:p>5.102487</text:p>
          </table:table-cell>
          <table:table-cell office:value-type="float" office:value="9.017854" calcext:value-type="float">
            <text:p>9.017854</text:p>
          </table:table-cell>
          <table:table-cell office:value-type="float" office:value="3.658445" calcext:value-type="float">
            <text:p>3.658445</text:p>
          </table:table-cell>
          <table:table-cell office:value-type="float" office:value="7.846639" calcext:value-type="float">
            <text:p>7.846639</text:p>
          </table:table-cell>
          <table:table-cell office:value-type="float" office:value="4.176986" calcext:value-type="float">
            <text:p>4.176986</text:p>
          </table:table-cell>
          <table:table-cell office:value-type="float" office:value="8.077439" calcext:value-type="float">
            <text:p>8.07743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45918" calcext:value-type="float">
            <text:p>11.145918</text:p>
          </table:table-cell>
          <table:table-cell office:value-type="float" office:value="8.991101" calcext:value-type="float">
            <text:p>8.991101</text:p>
          </table:table-cell>
          <table:table-cell office:value-type="float" office:value="20.232295" calcext:value-type="float">
            <text:p>20.232295</text:p>
          </table:table-cell>
          <table:table-cell office:value-type="float" office:value="9.174357" calcext:value-type="float">
            <text:p>9.174357</text:p>
          </table:table-cell>
          <table:table-cell office:value-type="float" office:value="20.474746" calcext:value-type="float">
            <text:p>20.474746</text:p>
          </table:table-cell>
          <table:table-cell office:value-type="float" office:value="9.813592" calcext:value-type="float">
            <text:p>9.813592</text:p>
          </table:table-cell>
          <table:table-cell office:value-type="float" office:value="8.960053" calcext:value-type="float">
            <text:p>8.960053</text:p>
          </table:table-cell>
          <table:table-cell office:value-type="float" office:value="28.85155" calcext:value-type="float">
            <text:p>28.8515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393257" calcext:value-type="float">
            <text:p>36.393257</text:p>
          </table:table-cell>
          <table:table-cell office:value-type="float" office:value="33.388572" calcext:value-type="float">
            <text:p>33.388572</text:p>
          </table:table-cell>
          <table:table-cell office:value-type="float" office:value="27.290746" calcext:value-type="float">
            <text:p>27.290746</text:p>
          </table:table-cell>
          <table:table-cell office:value-type="float" office:value="22.354279" calcext:value-type="float">
            <text:p>22.354279</text:p>
          </table:table-cell>
          <table:table-cell office:value-type="float" office:value="32.709036" calcext:value-type="float">
            <text:p>32.709036</text:p>
          </table:table-cell>
          <table:table-cell office:value-type="float" office:value="22.615689" calcext:value-type="float">
            <text:p>22.615689</text:p>
          </table:table-cell>
          <table:table-cell office:value-type="float" office:value="13.216239" calcext:value-type="float">
            <text:p>13.216239</text:p>
          </table:table-cell>
          <table:table-cell office:value-type="float" office:value="24.232856" calcext:value-type="float">
            <text:p>24.23285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165588" calcext:value-type="float">
            <text:p>29.165588</text:p>
          </table:table-cell>
          <table:table-cell office:value-type="float" office:value="65.638261" calcext:value-type="float">
            <text:p>65.638261</text:p>
          </table:table-cell>
          <table:table-cell office:value-type="float" office:value="32.536443" calcext:value-type="float">
            <text:p>32.536443</text:p>
          </table:table-cell>
          <table:table-cell office:value-type="float" office:value="19.401986" calcext:value-type="float">
            <text:p>19.401986</text:p>
          </table:table-cell>
          <table:table-cell office:value-type="float" office:value="58.475263" calcext:value-type="float">
            <text:p>58.475263</text:p>
          </table:table-cell>
          <table:table-cell office:value-type="float" office:value="40.750207" calcext:value-type="float">
            <text:p>40.750207</text:p>
          </table:table-cell>
          <table:table-cell office:value-type="float" office:value="30.568244" calcext:value-type="float">
            <text:p>30.568244</text:p>
          </table:table-cell>
          <table:table-cell office:value-type="float" office:value="41.790738" calcext:value-type="float">
            <text:p>41.79073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.99724" calcext:value-type="float">
            <text:p>640.99724</text:p>
          </table:table-cell>
          <table:table-cell office:value-type="float" office:value="460.499934" calcext:value-type="float">
            <text:p>460.499934</text:p>
          </table:table-cell>
          <table:table-cell office:value-type="float" office:value="179.051862" calcext:value-type="float">
            <text:p>179.051862</text:p>
          </table:table-cell>
          <table:table-cell office:value-type="float" office:value="733.056078" calcext:value-type="float">
            <text:p>733.056078</text:p>
          </table:table-cell>
          <table:table-cell office:value-type="float" office:value="762.666919" calcext:value-type="float">
            <text:p>762.666919</text:p>
          </table:table-cell>
          <table:table-cell office:value-type="float" office:value="255.477797" calcext:value-type="float">
            <text:p>255.477797</text:p>
          </table:table-cell>
          <table:table-cell office:value-type="float" office:value="364.712253" calcext:value-type="float">
            <text:p>364.712253</text:p>
          </table:table-cell>
          <table:table-cell office:value-type="float" office:value="448.67492" calcext:value-type="float">
            <text:p>448.6749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3.290321" calcext:value-type="float">
            <text:p>1083.290321</text:p>
          </table:table-cell>
          <table:table-cell office:value-type="float" office:value="2812.113053" calcext:value-type="float">
            <text:p>2812.113053</text:p>
          </table:table-cell>
          <table:table-cell office:value-type="float" office:value="1697.097775" calcext:value-type="float">
            <text:p>1697.097775</text:p>
          </table:table-cell>
          <table:table-cell office:value-type="float" office:value="1655.698332" calcext:value-type="float">
            <text:p>1655.698332</text:p>
          </table:table-cell>
          <table:table-cell office:value-type="float" office:value="186.806287" calcext:value-type="float">
            <text:p>186.806287</text:p>
          </table:table-cell>
          <table:table-cell office:value-type="float" office:value="934.422297" calcext:value-type="float">
            <text:p>934.422297</text:p>
          </table:table-cell>
          <table:table-cell office:value-type="float" office:value="424.401263" calcext:value-type="float">
            <text:p>424.401263</text:p>
          </table:table-cell>
          <table:table-cell office:value-type="float" office:value="393.489699" calcext:value-type="float">
            <text:p>393.489699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35.315744" calcext:value-type="float">
            <text:p>1135.315744</text:p>
          </table:table-cell>
          <table:table-cell office:value-type="float" office:value="1030.083365" calcext:value-type="float">
            <text:p>1030.083365</text:p>
          </table:table-cell>
          <table:table-cell office:value-type="float" office:value="2101.203311" calcext:value-type="float">
            <text:p>2101.203311</text:p>
          </table:table-cell>
          <table:table-cell office:value-type="float" office:value="1063.034916" calcext:value-type="float">
            <text:p>1063.034916</text:p>
          </table:table-cell>
          <table:table-cell office:value-type="float" office:value="813.447827" calcext:value-type="float">
            <text:p>813.447827</text:p>
          </table:table-cell>
          <table:table-cell office:value-type="float" office:value="1869.908822" calcext:value-type="float">
            <text:p>1869.908822</text:p>
          </table:table-cell>
          <table:table-cell office:value-type="float" office:value="1423.647969" calcext:value-type="float">
            <text:p>1423.647969</text:p>
          </table:table-cell>
          <table:table-cell office:value-type="float" office:value="1331.595121" calcext:value-type="float">
            <text:p>1331.595121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8.656025" calcext:value-type="float">
            <text:p>68.656025</text:p>
          </table:table-cell>
          <table:table-cell office:value-type="float" office:value="65.898466" calcext:value-type="float">
            <text:p>65.898466</text:p>
          </table:table-cell>
          <table:table-cell office:value-type="float" office:value="59.788669" calcext:value-type="float">
            <text:p>59.788669</text:p>
          </table:table-cell>
          <table:table-cell office:value-type="float" office:value="55.693978" calcext:value-type="float">
            <text:p>55.693978</text:p>
          </table:table-cell>
          <table:table-cell office:value-type="float" office:value="65.821577" calcext:value-type="float">
            <text:p>65.821577</text:p>
          </table:table-cell>
          <table:table-cell office:value-type="float" office:value="52.694237" calcext:value-type="float">
            <text:p>52.694237</text:p>
          </table:table-cell>
          <table:table-cell office:value-type="float" office:value="62.611478" calcext:value-type="float">
            <text:p>62.611478</text:p>
          </table:table-cell>
          <table:table-cell office:value-type="float" office:value="62.096104" calcext:value-type="float">
            <text:p>62.096104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4.831212" calcext:value-type="float">
            <text:p>114.831212</text:p>
          </table:table-cell>
          <table:table-cell office:value-type="float" office:value="110.225256" calcext:value-type="float">
            <text:p>110.225256</text:p>
          </table:table-cell>
          <table:table-cell office:value-type="float" office:value="110.877964" calcext:value-type="float">
            <text:p>110.877964</text:p>
          </table:table-cell>
          <table:table-cell office:value-type="float" office:value="108.765742" calcext:value-type="float">
            <text:p>108.765742</text:p>
          </table:table-cell>
          <table:table-cell office:value-type="float" office:value="117.883955" calcext:value-type="float">
            <text:p>117.883955</text:p>
          </table:table-cell>
          <table:table-cell office:value-type="float" office:value="116.046914" calcext:value-type="float">
            <text:p>116.046914</text:p>
          </table:table-cell>
          <table:table-cell office:value-type="float" office:value="124.802203" calcext:value-type="float">
            <text:p>124.802203</text:p>
          </table:table-cell>
          <table:table-cell office:value-type="float" office:value="125.030402" calcext:value-type="float">
            <text:p>125.030402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06.045905" calcext:value-type="float">
            <text:p>706.045905</text:p>
          </table:table-cell>
          <table:table-cell office:value-type="float" office:value="517.293571" calcext:value-type="float">
            <text:p>517.293571</text:p>
          </table:table-cell>
          <table:table-cell office:value-type="float" office:value="461.366095" calcext:value-type="float">
            <text:p>461.366095</text:p>
          </table:table-cell>
          <table:table-cell office:value-type="float" office:value="642.588535" calcext:value-type="float">
            <text:p>642.588535</text:p>
          </table:table-cell>
          <table:table-cell office:value-type="float" office:value="642.356166" calcext:value-type="float">
            <text:p>642.356166</text:p>
          </table:table-cell>
          <table:table-cell office:value-type="float" office:value="836.37799" calcext:value-type="float">
            <text:p>836.37799</text:p>
          </table:table-cell>
          <table:table-cell office:value-type="float" office:value="558.094783" calcext:value-type="float">
            <text:p>558.094783</text:p>
          </table:table-cell>
          <table:table-cell office:value-type="float" office:value="581.92019" calcext:value-type="float">
            <text:p>581.920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33524" calcext:value-type="float">
            <text:p>1.335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9950.791568" calcext:value-type="float">
            <text:p>29950.791568</text:p>
          </table:table-cell>
          <table:table-cell office:value-type="float" office:value="29976.896207" calcext:value-type="float">
            <text:p>29976.896207</text:p>
          </table:table-cell>
          <table:table-cell office:value-type="float" office:value="29178.610445" calcext:value-type="float">
            <text:p>29178.610445</text:p>
          </table:table-cell>
          <table:table-cell office:value-type="float" office:value="29188.075536" calcext:value-type="float">
            <text:p>29188.075536</text:p>
          </table:table-cell>
          <table:table-cell office:value-type="float" office:value="29189.021565" calcext:value-type="float">
            <text:p>29189.021565</text:p>
          </table:table-cell>
          <table:table-cell office:value-type="float" office:value="29135.225485" calcext:value-type="float">
            <text:p>29135.225485</text:p>
          </table:table-cell>
          <table:table-cell office:value-type="float" office:value="29965.567884" calcext:value-type="float">
            <text:p>29965.567884</text:p>
          </table:table-cell>
          <table:table-cell office:value-type="float" office:value="29964.283533" calcext:value-type="float">
            <text:p>29964.2835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.211964" calcext:value-type="float">
            <text:p>3.21196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1245.694343" calcext:value-type="float">
            <text:p>31245.694343</text:p>
          </table:table-cell>
          <table:table-cell office:value-type="float" office:value="31085.773857" calcext:value-type="float">
            <text:p>31085.773857</text:p>
          </table:table-cell>
          <table:table-cell office:value-type="float" office:value="30396.696341" calcext:value-type="float">
            <text:p>30396.696341</text:p>
          </table:table-cell>
          <table:table-cell office:value-type="float" office:value="30382.063441" calcext:value-type="float">
            <text:p>30382.063441</text:p>
          </table:table-cell>
          <table:table-cell office:value-type="float" office:value="30389.708382" calcext:value-type="float">
            <text:p>30389.708382</text:p>
          </table:table-cell>
          <table:table-cell office:value-type="float" office:value="30382.747266" calcext:value-type="float">
            <text:p>30382.747266</text:p>
          </table:table-cell>
          <table:table-cell office:value-type="float" office:value="31230.935076" calcext:value-type="float">
            <text:p>31230.935076</text:p>
          </table:table-cell>
          <table:table-cell office:value-type="float" office:value="31231.223788" calcext:value-type="float">
            <text:p>31231.22378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.077439" calcext:value-type="float">
            <text:p>8.07743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1799.885205" calcext:value-type="float">
            <text:p>31799.885205</text:p>
          </table:table-cell>
          <table:table-cell office:value-type="float" office:value="31848.168316" calcext:value-type="float">
            <text:p>31848.168316</text:p>
          </table:table-cell>
          <table:table-cell office:value-type="float" office:value="30995.602815" calcext:value-type="float">
            <text:p>30995.602815</text:p>
          </table:table-cell>
          <table:table-cell office:value-type="float" office:value="30998.929595" calcext:value-type="float">
            <text:p>30998.929595</text:p>
          </table:table-cell>
          <table:table-cell office:value-type="float" office:value="30997.381416" calcext:value-type="float">
            <text:p>30997.381416</text:p>
          </table:table-cell>
          <table:table-cell office:value-type="float" office:value="30999.011851" calcext:value-type="float">
            <text:p>30999.011851</text:p>
          </table:table-cell>
          <table:table-cell office:value-type="float" office:value="31846.678574" calcext:value-type="float">
            <text:p>31846.678574</text:p>
          </table:table-cell>
          <table:table-cell office:value-type="float" office:value="31761.39095" calcext:value-type="float">
            <text:p>31761.3909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8.85155" calcext:value-type="float">
            <text:p>28.8515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139.600437" calcext:value-type="float">
            <text:p>32139.600437</text:p>
          </table:table-cell>
          <table:table-cell office:value-type="float" office:value="32148.396174" calcext:value-type="float">
            <text:p>32148.396174</text:p>
          </table:table-cell>
          <table:table-cell office:value-type="float" office:value="31317.169849" calcext:value-type="float">
            <text:p>31317.169849</text:p>
          </table:table-cell>
          <table:table-cell office:value-type="float" office:value="31319.460691" calcext:value-type="float">
            <text:p>31319.460691</text:p>
          </table:table-cell>
          <table:table-cell office:value-type="float" office:value="31301.742955" calcext:value-type="float">
            <text:p>31301.742955</text:p>
          </table:table-cell>
          <table:table-cell office:value-type="float" office:value="31301.70925" calcext:value-type="float">
            <text:p>31301.70925</text:p>
          </table:table-cell>
          <table:table-cell office:value-type="float" office:value="32143.053353" calcext:value-type="float">
            <text:p>32143.053353</text:p>
          </table:table-cell>
          <table:table-cell office:value-type="float" office:value="32150.029217" calcext:value-type="float">
            <text:p>32150.02921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4.232856" calcext:value-type="float">
            <text:p>24.23285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313.157407" calcext:value-type="float">
            <text:p>32313.157407</text:p>
          </table:table-cell>
          <table:table-cell office:value-type="float" office:value="32311.925578" calcext:value-type="float">
            <text:p>32311.925578</text:p>
          </table:table-cell>
          <table:table-cell office:value-type="float" office:value="31478.380371" calcext:value-type="float">
            <text:p>31478.380371</text:p>
          </table:table-cell>
          <table:table-cell office:value-type="float" office:value="31471.543339" calcext:value-type="float">
            <text:p>31471.543339</text:p>
          </table:table-cell>
          <table:table-cell office:value-type="float" office:value="31472.770961" calcext:value-type="float">
            <text:p>31472.770961</text:p>
          </table:table-cell>
          <table:table-cell office:value-type="float" office:value="31470.208655" calcext:value-type="float">
            <text:p>31470.208655</text:p>
          </table:table-cell>
          <table:table-cell office:value-type="float" office:value="32303.617619" calcext:value-type="float">
            <text:p>32303.617619</text:p>
          </table:table-cell>
          <table:table-cell office:value-type="float" office:value="32304.135006" calcext:value-type="float">
            <text:p>32304.13500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1.790738" calcext:value-type="float">
            <text:p>41.79073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400.650372" calcext:value-type="float">
            <text:p>32400.650372</text:p>
          </table:table-cell>
          <table:table-cell office:value-type="float" office:value="32402.012442" calcext:value-type="float">
            <text:p>32402.012442</text:p>
          </table:table-cell>
          <table:table-cell office:value-type="float" office:value="31569.371348" calcext:value-type="float">
            <text:p>31569.371348</text:p>
          </table:table-cell>
          <table:table-cell office:value-type="float" office:value="31573.978123" calcext:value-type="float">
            <text:p>31573.978123</text:p>
          </table:table-cell>
          <table:table-cell office:value-type="float" office:value="31572.479929" calcext:value-type="float">
            <text:p>31572.479929</text:p>
          </table:table-cell>
          <table:table-cell office:value-type="float" office:value="31567.369753" calcext:value-type="float">
            <text:p>31567.369753</text:p>
          </table:table-cell>
          <table:table-cell office:value-type="float" office:value="32398.194756" calcext:value-type="float">
            <text:p>32398.194756</text:p>
          </table:table-cell>
          <table:table-cell office:value-type="float" office:value="32397.430529" calcext:value-type="float">
            <text:p>32397.43052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448.67492" calcext:value-type="float">
            <text:p>448.6749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439.749981" calcext:value-type="float">
            <text:p>32439.749981</text:p>
          </table:table-cell>
          <table:table-cell office:value-type="float" office:value="32445.923482" calcext:value-type="float">
            <text:p>32445.923482</text:p>
          </table:table-cell>
          <table:table-cell office:value-type="float" office:value="31617.100772" calcext:value-type="float">
            <text:p>31617.100772</text:p>
          </table:table-cell>
          <table:table-cell office:value-type="float" office:value="31626.924397" calcext:value-type="float">
            <text:p>31626.924397</text:p>
          </table:table-cell>
          <table:table-cell office:value-type="float" office:value="31625.306706" calcext:value-type="float">
            <text:p>31625.306706</text:p>
          </table:table-cell>
          <table:table-cell office:value-type="float" office:value="31622.551405" calcext:value-type="float">
            <text:p>31622.551405</text:p>
          </table:table-cell>
          <table:table-cell office:value-type="float" office:value="32444.425558" calcext:value-type="float">
            <text:p>32444.425558</text:p>
          </table:table-cell>
          <table:table-cell office:value-type="float" office:value="32444.330084" calcext:value-type="float">
            <text:p>32444.330084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393.489699" calcext:value-type="float">
            <text:p>393.48969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465.041197" calcext:value-type="float">
            <text:p>32465.041197</text:p>
          </table:table-cell>
          <table:table-cell office:value-type="float" office:value="32464.350092" calcext:value-type="float">
            <text:p>32464.350092</text:p>
          </table:table-cell>
          <table:table-cell office:value-type="float" office:value="31645.249362" calcext:value-type="float">
            <text:p>31645.249362</text:p>
          </table:table-cell>
          <table:table-cell office:value-type="float" office:value="31643.757239" calcext:value-type="float">
            <text:p>31643.757239</text:p>
          </table:table-cell>
          <table:table-cell office:value-type="float" office:value="31643.278987" calcext:value-type="float">
            <text:p>31643.278987</text:p>
          </table:table-cell>
          <table:table-cell office:value-type="float" office:value="31643.607016" calcext:value-type="float">
            <text:p>31643.607016</text:p>
          </table:table-cell>
          <table:table-cell office:value-type="float" office:value="32463.83686" calcext:value-type="float">
            <text:p>32463.83686</text:p>
          </table:table-cell>
          <table:table-cell office:value-type="float" office:value="32462.493271" calcext:value-type="float">
            <text:p>32462.493271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1331.595121" calcext:value-type="float">
            <text:p>1331.59512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474.72616" calcext:value-type="float">
            <text:p>32474.72616</text:p>
          </table:table-cell>
          <table:table-cell office:value-type="float" office:value="32474.724037" calcext:value-type="float">
            <text:p>32474.724037</text:p>
          </table:table-cell>
          <table:table-cell office:value-type="float" office:value="31656.69978" calcext:value-type="float">
            <text:p>31656.69978</text:p>
          </table:table-cell>
          <table:table-cell office:value-type="float" office:value="31657.107659" calcext:value-type="float">
            <text:p>31657.107659</text:p>
          </table:table-cell>
          <table:table-cell office:value-type="float" office:value="31659.822602" calcext:value-type="float">
            <text:p>31659.822602</text:p>
          </table:table-cell>
          <table:table-cell office:value-type="float" office:value="31655.918351" calcext:value-type="float">
            <text:p>31655.918351</text:p>
          </table:table-cell>
          <table:table-cell office:value-type="float" office:value="32473.149136" calcext:value-type="float">
            <text:p>32473.149136</text:p>
          </table:table-cell>
          <table:table-cell office:value-type="float" office:value="32472.775437" calcext:value-type="float">
            <text:p>32472.775437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62.096104" calcext:value-type="float">
            <text:p>62.096104</text:p>
          </table:table-cell>
        </table:table-row>
        <table:table-row table:style-name="ro1">
          <table:table-cell table:number-columns-repeated="14"/>
          <table:table-cell office:value-type="float" office:value="1024" calcext:value-type="float">
            <text:p>1024</text:p>
          </table:table-cell>
          <table:table-cell office:value-type="float" office:value="125.030402" calcext:value-type="float">
            <text:p>125.030402</text:p>
          </table:table-cell>
        </table:table-row>
        <table:table-row table:style-name="ro1">
          <table:table-cell table:number-columns-repeated="14"/>
          <table:table-cell office:value-type="float" office:value="2048" calcext:value-type="float">
            <text:p>2048</text:p>
          </table:table-cell>
          <table:table-cell office:value-type="float" office:value="581.92019" calcext:value-type="float">
            <text:p>581.92019</text:p>
          </table:table-cell>
        </table:table-row>
        <table:table-row table:style-name="ro1">
          <table:table-cell table:number-columns-repeated="14"/>
          <table:table-cell office:value-type="float" office:value="4096" calcext:value-type="float">
            <text:p>4096</text:p>
          </table:table-cell>
          <table:table-cell office:value-type="float" office:value="29964.283533" calcext:value-type="float">
            <text:p>29964.283533</text:p>
          </table:table-cell>
        </table:table-row>
        <table:table-row table:style-name="ro1">
          <table:table-cell table:number-columns-repeated="14"/>
          <table:table-cell office:value-type="float" office:value="8192" calcext:value-type="float">
            <text:p>8192</text:p>
          </table:table-cell>
          <table:table-cell office:value-type="float" office:value="31231.223788" calcext:value-type="float">
            <text:p>31231.223788</text:p>
          </table:table-cell>
        </table:table-row>
        <table:table-row table:style-name="ro1">
          <table:table-cell table:number-columns-repeated="14"/>
          <table:table-cell office:value-type="float" office:value="16384" calcext:value-type="float">
            <text:p>16384</text:p>
          </table:table-cell>
          <table:table-cell office:value-type="float" office:value="31761.39095" calcext:value-type="float">
            <text:p>31761.39095</text:p>
          </table:table-cell>
        </table:table-row>
        <table:table-row table:style-name="ro1">
          <table:table-cell table:number-columns-repeated="14"/>
          <table:table-cell office:value-type="float" office:value="32768" calcext:value-type="float">
            <text:p>32768</text:p>
          </table:table-cell>
          <table:table-cell office:value-type="float" office:value="32150.029217" calcext:value-type="float">
            <text:p>32150.029217</text:p>
          </table:table-cell>
        </table:table-row>
        <table:table-row table:style-name="ro1">
          <table:table-cell table:number-columns-repeated="14"/>
          <table:table-cell office:value-type="float" office:value="65536" calcext:value-type="float">
            <text:p>65536</text:p>
          </table:table-cell>
          <table:table-cell office:value-type="float" office:value="32304.135006" calcext:value-type="float">
            <text:p>32304.135006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32397.430529" calcext:value-type="float">
            <text:p>32397.430529</text:p>
          </table:table-cell>
        </table:table-row>
        <table:table-row table:style-name="ro1">
          <table:table-cell table:number-columns-repeated="14"/>
          <table:table-cell office:value-type="float" office:value="262144" calcext:value-type="float">
            <text:p>262144</text:p>
          </table:table-cell>
          <table:table-cell office:value-type="float" office:value="32444.330084" calcext:value-type="float">
            <text:p>32444.330084</text:p>
          </table:table-cell>
        </table:table-row>
        <table:table-row table:style-name="ro1">
          <table:table-cell table:number-columns-repeated="14"/>
          <table:table-cell office:value-type="float" office:value="524288" calcext:value-type="float">
            <text:p>524288</text:p>
          </table:table-cell>
          <table:table-cell office:value-type="float" office:value="32462.493271" calcext:value-type="float">
            <text:p>32462.493271</text:p>
          </table:table-cell>
        </table:table-row>
        <table:table-row table:style-name="ro1">
          <table:table-cell table:number-columns-repeated="14"/>
          <table:table-cell office:value-type="float" office:value="1048576" calcext:value-type="float">
            <text:p>1048576</text:p>
          </table:table-cell>
          <table:table-cell office:value-type="float" office:value="32472.775437" calcext:value-type="float">
            <text:p>32472.775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NSimSun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4:03:54.494198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5:28:17.290762253</meta:creation-date>
    <dc:date>2022-06-13T14:48:52.213609250</dc:date>
    <meta:editing-duration>PT41M39S</meta:editing-duration>
    <meta:editing-cycles>9</meta:editing-cycles>
    <meta:generator>LibreOffice/6.1.5.2$Linux_X86_64 LibreOffice_project/10$Build-2</meta:generator>
    <meta:document-statistic meta:table-count="1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96cm" svg:height="14.964cm" xlink:href=".." xlink:type="simple" chart:class="chart:line" chart:style-name="ch1">
        <chart:title svg:x="11.079cm" svg:y="0.435cm" chart:style-name="ch2">
          <text:p>Speed VS warmups</text:p>
        </chart:title>
        <chart:subtitle svg:x="8.903cm" svg:y="1.523cm" chart:style-name="ch3">
          <text:p>How the warmups amount affects the throughput</text:p>
        </chart:subtitle>
        <chart:legend chart:legend-position="end" svg:x="24.006cm" svg:y="5.408cm" style:legend-expansion="high" chart:style-name="ch4"/>
        <chart:plot-area chart:style-name="ch5" table:cell-range-address="Sheet1.A2:Sheet1.I23" chart:data-source-has-labels="both" svg:x="1.544cm" svg:y="2.487cm" svg:width="21.937cm" svg:height="11.189cm">
          <chartooo:coordinate-region svg:x="2.362cm" svg:y="2.487cm" svg:width="20.407cm" svg:height="9.514cm"/>
          <chart:axis chart:dimension="x" chart:name="primary-x" chart:style-name="ch6" chartooo:axis-type="auto">
            <chartooo:date-scale/>
            <chart:title svg:x="11.077cm" svg:y="13.975cm" chart:style-name="ch7">
              <text:p>Packet size (bytes)</text:p>
            </chart:title>
            <chart:categories table:cell-range-address="Sheet1.A3:Sheet1.A23"/>
          </chart:axis>
          <chart:axis chart:dimension="y" chart:name="primary-y" chart:style-name="ch8">
            <chart:title svg:x="0.451cm" svg:y="9.53cm" chart:style-name="ch9">
              <text:p>Throughput (Mbits)</text:p>
            </chart:title>
            <chart:grid chart:style-name="ch10" chart:class="major"/>
          </chart:axis>
          <chart:series chart:style-name="ch11" chart:values-cell-range-address="Sheet1.B3:Sheet1.B23" chart:label-cell-address="Sheet1.B2:Sheet1.B2" chart:class="chart:line">
            <chart:data-point chart:repeated="21"/>
          </chart:series>
          <chart:series chart:style-name="ch12" chart:values-cell-range-address="Sheet1.C3:Sheet1.C23" chart:label-cell-address="Sheet1.C2:Sheet1.C2" chart:class="chart:line">
            <chart:data-point chart:repeated="21"/>
          </chart:series>
          <chart:series chart:style-name="ch13" chart:values-cell-range-address="Sheet1.D3:Sheet1.D23" chart:label-cell-address="Sheet1.D2:Sheet1.D2" chart:class="chart:line">
            <chart:data-point chart:repeated="21"/>
          </chart:series>
          <chart:series chart:style-name="ch14" chart:values-cell-range-address="Sheet1.E3:Sheet1.E23" chart:label-cell-address="Sheet1.E2:Sheet1.E2" chart:class="chart:line">
            <chart:data-point chart:repeated="21"/>
          </chart:series>
          <chart:series chart:style-name="ch15" chart:values-cell-range-address="Sheet1.F3:Sheet1.F23" chart:label-cell-address="Sheet1.F2:Sheet1.F2" chart:class="chart:line">
            <chart:data-point chart:repeated="21"/>
          </chart:series>
          <chart:series chart:style-name="ch16" chart:values-cell-range-address="Sheet1.G3:Sheet1.G23" chart:label-cell-address="Sheet1.G2:Sheet1.G2" chart:class="chart:line">
            <chart:data-point chart:repeated="21"/>
          </chart:series>
          <chart:series chart:style-name="ch17" chart:values-cell-range-address="Sheet1.H3:Sheet1.H23" chart:label-cell-address="Sheet1.H2:Sheet1.H2" chart:class="chart:line">
            <chart:data-point chart:repeated="21"/>
          </chart:series>
          <chart:series chart:style-name="ch18" chart:values-cell-range-address="Sheet1.I3:Sheet1.I23" chart:label-cell-address="Sheet1.I2:Sheet1.I2" chart:class="chart:line">
            <chart:data-point chart:repeated="2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2:Sheet1.B2</svg:desc>
                </draw:g>
              </table:table-cell>
              <table:table-cell office:value-type="string">
                <text:p>50</text:p>
                <draw:g>
                  <svg:desc>Sheet1.C2:Sheet1.C2</svg:desc>
                </draw:g>
              </table:table-cell>
              <table:table-cell office:value-type="string">
                <text:p>100</text:p>
                <draw:g>
                  <svg:desc>Sheet1.D2:Sheet1.D2</svg:desc>
                </draw:g>
              </table:table-cell>
              <table:table-cell office:value-type="string">
                <text:p>150</text:p>
                <draw:g>
                  <svg:desc>Sheet1.E2:Sheet1.E2</svg:desc>
                </draw:g>
              </table:table-cell>
              <table:table-cell office:value-type="string">
                <text:p>200</text:p>
                <draw:g>
                  <svg:desc>Sheet1.F2:Sheet1.F2</svg:desc>
                </draw:g>
              </table:table-cell>
              <table:table-cell office:value-type="string">
                <text:p>800</text:p>
                <draw:g>
                  <svg:desc>Sheet1.G2:Sheet1.G2</svg:desc>
                </draw:g>
              </table:table-cell>
              <table:table-cell office:value-type="string">
                <text:p>3000</text:p>
                <draw:g>
                  <svg:desc>Sheet1.H2:Sheet1.H2</svg:desc>
                </draw:g>
              </table:table-cell>
              <table:table-cell office:value-type="string">
                <text:p>10000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23</svg:desc>
                </draw:g>
              </table:table-cell>
              <table:table-cell office:value-type="float" office:value="1.756241">
                <text:p>1.756241</text:p>
                <draw:g>
                  <svg:desc>Sheet1.B3:Sheet1.B23</svg:desc>
                </draw:g>
              </table:table-cell>
              <table:table-cell office:value-type="float" office:value="11.713156">
                <text:p>11.713156</text:p>
                <draw:g>
                  <svg:desc>Sheet1.C3:Sheet1.C23</svg:desc>
                </draw:g>
              </table:table-cell>
              <table:table-cell office:value-type="float" office:value="27.285706">
                <text:p>27.285706</text:p>
                <draw:g>
                  <svg:desc>Sheet1.D3:Sheet1.D23</svg:desc>
                </draw:g>
              </table:table-cell>
              <table:table-cell office:value-type="float" office:value="11.267532">
                <text:p>11.267532</text:p>
                <draw:g>
                  <svg:desc>Sheet1.E3:Sheet1.E23</svg:desc>
                </draw:g>
              </table:table-cell>
              <table:table-cell office:value-type="float" office:value="3.254233">
                <text:p>3.254233</text:p>
                <draw:g>
                  <svg:desc>Sheet1.F3:Sheet1.F23</svg:desc>
                </draw:g>
              </table:table-cell>
              <table:table-cell office:value-type="float" office:value="1.714644">
                <text:p>1.714644</text:p>
                <draw:g>
                  <svg:desc>Sheet1.G3:Sheet1.G23</svg:desc>
                </draw:g>
              </table:table-cell>
              <table:table-cell office:value-type="float" office:value="1.13389">
                <text:p>1.13389</text:p>
                <draw:g>
                  <svg:desc>Sheet1.H3:Sheet1.H23</svg:desc>
                </draw:g>
              </table:table-cell>
              <table:table-cell office:value-type="float" office:value="1.33524">
                <text:p>1.33524</text:p>
                <draw:g>
                  <svg:desc>Sheet1.I3:Sheet1.I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16799">
                <text:p>1.216799</text:p>
              </table:table-cell>
              <table:table-cell office:value-type="float" office:value="3.401051">
                <text:p>3.401051</text:p>
              </table:table-cell>
              <table:table-cell office:value-type="float" office:value="2.931491">
                <text:p>2.931491</text:p>
              </table:table-cell>
              <table:table-cell office:value-type="float" office:value="8.192653">
                <text:p>8.192653</text:p>
              </table:table-cell>
              <table:table-cell office:value-type="float" office:value="3.00471">
                <text:p>3.00471</text:p>
              </table:table-cell>
              <table:table-cell office:value-type="float" office:value="4.122599">
                <text:p>4.122599</text:p>
              </table:table-cell>
              <table:table-cell office:value-type="float" office:value="2.965708">
                <text:p>2.965708</text:p>
              </table:table-cell>
              <table:table-cell office:value-type="float" office:value="3.211964">
                <text:p>3.2119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392634">
                <text:p>10.392634</text:p>
              </table:table-cell>
              <table:table-cell office:value-type="float" office:value="7.401717">
                <text:p>7.401717</text:p>
              </table:table-cell>
              <table:table-cell office:value-type="float" office:value="5.102487">
                <text:p>5.102487</text:p>
              </table:table-cell>
              <table:table-cell office:value-type="float" office:value="9.017854">
                <text:p>9.017854</text:p>
              </table:table-cell>
              <table:table-cell office:value-type="float" office:value="3.658445">
                <text:p>3.658445</text:p>
              </table:table-cell>
              <table:table-cell office:value-type="float" office:value="7.846639">
                <text:p>7.846639</text:p>
              </table:table-cell>
              <table:table-cell office:value-type="float" office:value="4.176986">
                <text:p>4.176986</text:p>
              </table:table-cell>
              <table:table-cell office:value-type="float" office:value="8.077439">
                <text:p>8.0774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145918">
                <text:p>11.145918</text:p>
              </table:table-cell>
              <table:table-cell office:value-type="float" office:value="8.991101">
                <text:p>8.991101</text:p>
              </table:table-cell>
              <table:table-cell office:value-type="float" office:value="20.232295">
                <text:p>20.232295</text:p>
              </table:table-cell>
              <table:table-cell office:value-type="float" office:value="9.174357">
                <text:p>9.174357</text:p>
              </table:table-cell>
              <table:table-cell office:value-type="float" office:value="20.474746">
                <text:p>20.474746</text:p>
              </table:table-cell>
              <table:table-cell office:value-type="float" office:value="9.813592">
                <text:p>9.813592</text:p>
              </table:table-cell>
              <table:table-cell office:value-type="float" office:value="8.960053">
                <text:p>8.960053</text:p>
              </table:table-cell>
              <table:table-cell office:value-type="float" office:value="28.85155">
                <text:p>28.851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.393257">
                <text:p>36.393257</text:p>
              </table:table-cell>
              <table:table-cell office:value-type="float" office:value="33.388572">
                <text:p>33.388572</text:p>
              </table:table-cell>
              <table:table-cell office:value-type="float" office:value="27.290746">
                <text:p>27.290746</text:p>
              </table:table-cell>
              <table:table-cell office:value-type="float" office:value="22.354279">
                <text:p>22.354279</text:p>
              </table:table-cell>
              <table:table-cell office:value-type="float" office:value="32.709036">
                <text:p>32.709036</text:p>
              </table:table-cell>
              <table:table-cell office:value-type="float" office:value="22.615689">
                <text:p>22.615689</text:p>
              </table:table-cell>
              <table:table-cell office:value-type="float" office:value="13.216239">
                <text:p>13.216239</text:p>
              </table:table-cell>
              <table:table-cell office:value-type="float" office:value="24.232856">
                <text:p>24.2328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.165588">
                <text:p>29.165588</text:p>
              </table:table-cell>
              <table:table-cell office:value-type="float" office:value="65.638261">
                <text:p>65.638261</text:p>
              </table:table-cell>
              <table:table-cell office:value-type="float" office:value="32.536443">
                <text:p>32.536443</text:p>
              </table:table-cell>
              <table:table-cell office:value-type="float" office:value="19.401986">
                <text:p>19.401986</text:p>
              </table:table-cell>
              <table:table-cell office:value-type="float" office:value="58.475263">
                <text:p>58.475263</text:p>
              </table:table-cell>
              <table:table-cell office:value-type="float" office:value="40.750207">
                <text:p>40.750207</text:p>
              </table:table-cell>
              <table:table-cell office:value-type="float" office:value="30.568244">
                <text:p>30.568244</text:p>
              </table:table-cell>
              <table:table-cell office:value-type="float" office:value="41.790738">
                <text:p>41.7907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0.99724">
                <text:p>640.99724</text:p>
              </table:table-cell>
              <table:table-cell office:value-type="float" office:value="460.499934">
                <text:p>460.499934</text:p>
              </table:table-cell>
              <table:table-cell office:value-type="float" office:value="179.051862">
                <text:p>179.051862</text:p>
              </table:table-cell>
              <table:table-cell office:value-type="float" office:value="733.056078">
                <text:p>733.056078</text:p>
              </table:table-cell>
              <table:table-cell office:value-type="float" office:value="762.666919">
                <text:p>762.666919</text:p>
              </table:table-cell>
              <table:table-cell office:value-type="float" office:value="255.477797">
                <text:p>255.477797</text:p>
              </table:table-cell>
              <table:table-cell office:value-type="float" office:value="364.712253">
                <text:p>364.712253</text:p>
              </table:table-cell>
              <table:table-cell office:value-type="float" office:value="448.67492">
                <text:p>448.674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83.290321">
                <text:p>1083.290321</text:p>
              </table:table-cell>
              <table:table-cell office:value-type="float" office:value="2812.113053">
                <text:p>2812.113053</text:p>
              </table:table-cell>
              <table:table-cell office:value-type="float" office:value="1697.097775">
                <text:p>1697.097775</text:p>
              </table:table-cell>
              <table:table-cell office:value-type="float" office:value="1655.698332">
                <text:p>1655.698332</text:p>
              </table:table-cell>
              <table:table-cell office:value-type="float" office:value="186.806287">
                <text:p>186.806287</text:p>
              </table:table-cell>
              <table:table-cell office:value-type="float" office:value="934.422297">
                <text:p>934.422297</text:p>
              </table:table-cell>
              <table:table-cell office:value-type="float" office:value="424.401263">
                <text:p>424.401263</text:p>
              </table:table-cell>
              <table:table-cell office:value-type="float" office:value="393.489699">
                <text:p>393.4896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35.315744">
                <text:p>1135.315744</text:p>
              </table:table-cell>
              <table:table-cell office:value-type="float" office:value="1030.083365">
                <text:p>1030.083365</text:p>
              </table:table-cell>
              <table:table-cell office:value-type="float" office:value="2101.203311">
                <text:p>2101.203311</text:p>
              </table:table-cell>
              <table:table-cell office:value-type="float" office:value="1063.034916">
                <text:p>1063.034916</text:p>
              </table:table-cell>
              <table:table-cell office:value-type="float" office:value="813.447827">
                <text:p>813.447827</text:p>
              </table:table-cell>
              <table:table-cell office:value-type="float" office:value="1869.908822">
                <text:p>1869.908822</text:p>
              </table:table-cell>
              <table:table-cell office:value-type="float" office:value="1423.647969">
                <text:p>1423.647969</text:p>
              </table:table-cell>
              <table:table-cell office:value-type="float" office:value="1331.595121">
                <text:p>1331.59512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8.656025">
                <text:p>68.656025</text:p>
              </table:table-cell>
              <table:table-cell office:value-type="float" office:value="65.898466">
                <text:p>65.898466</text:p>
              </table:table-cell>
              <table:table-cell office:value-type="float" office:value="59.788669">
                <text:p>59.788669</text:p>
              </table:table-cell>
              <table:table-cell office:value-type="float" office:value="55.693978">
                <text:p>55.693978</text:p>
              </table:table-cell>
              <table:table-cell office:value-type="float" office:value="65.821577">
                <text:p>65.821577</text:p>
              </table:table-cell>
              <table:table-cell office:value-type="float" office:value="52.694237">
                <text:p>52.694237</text:p>
              </table:table-cell>
              <table:table-cell office:value-type="float" office:value="62.611478">
                <text:p>62.611478</text:p>
              </table:table-cell>
              <table:table-cell office:value-type="float" office:value="62.096104">
                <text:p>62.0961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14.831212">
                <text:p>114.831212</text:p>
              </table:table-cell>
              <table:table-cell office:value-type="float" office:value="110.225256">
                <text:p>110.225256</text:p>
              </table:table-cell>
              <table:table-cell office:value-type="float" office:value="110.877964">
                <text:p>110.877964</text:p>
              </table:table-cell>
              <table:table-cell office:value-type="float" office:value="108.765742">
                <text:p>108.765742</text:p>
              </table:table-cell>
              <table:table-cell office:value-type="float" office:value="117.883955">
                <text:p>117.883955</text:p>
              </table:table-cell>
              <table:table-cell office:value-type="float" office:value="116.046914">
                <text:p>116.046914</text:p>
              </table:table-cell>
              <table:table-cell office:value-type="float" office:value="124.802203">
                <text:p>124.802203</text:p>
              </table:table-cell>
              <table:table-cell office:value-type="float" office:value="125.030402">
                <text:p>125.0304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06.045905">
                <text:p>706.045905</text:p>
              </table:table-cell>
              <table:table-cell office:value-type="float" office:value="517.293571">
                <text:p>517.293571</text:p>
              </table:table-cell>
              <table:table-cell office:value-type="float" office:value="461.366095">
                <text:p>461.366095</text:p>
              </table:table-cell>
              <table:table-cell office:value-type="float" office:value="642.588535">
                <text:p>642.588535</text:p>
              </table:table-cell>
              <table:table-cell office:value-type="float" office:value="642.356166">
                <text:p>642.356166</text:p>
              </table:table-cell>
              <table:table-cell office:value-type="float" office:value="836.37799">
                <text:p>836.37799</text:p>
              </table:table-cell>
              <table:table-cell office:value-type="float" office:value="558.094783">
                <text:p>558.094783</text:p>
              </table:table-cell>
              <table:table-cell office:value-type="float" office:value="581.92019">
                <text:p>581.9201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9950.791568">
                <text:p>29950.791568</text:p>
              </table:table-cell>
              <table:table-cell office:value-type="float" office:value="29976.896207">
                <text:p>29976.896207</text:p>
              </table:table-cell>
              <table:table-cell office:value-type="float" office:value="29178.610445">
                <text:p>29178.610445</text:p>
              </table:table-cell>
              <table:table-cell office:value-type="float" office:value="29188.075536">
                <text:p>29188.075536</text:p>
              </table:table-cell>
              <table:table-cell office:value-type="float" office:value="29189.021565">
                <text:p>29189.021565</text:p>
              </table:table-cell>
              <table:table-cell office:value-type="float" office:value="29135.225485">
                <text:p>29135.225485</text:p>
              </table:table-cell>
              <table:table-cell office:value-type="float" office:value="29965.567884">
                <text:p>29965.567884</text:p>
              </table:table-cell>
              <table:table-cell office:value-type="float" office:value="29964.283533">
                <text:p>29964.28353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1245.694343">
                <text:p>31245.694343</text:p>
              </table:table-cell>
              <table:table-cell office:value-type="float" office:value="31085.773857">
                <text:p>31085.773857</text:p>
              </table:table-cell>
              <table:table-cell office:value-type="float" office:value="30396.696341">
                <text:p>30396.696341</text:p>
              </table:table-cell>
              <table:table-cell office:value-type="float" office:value="30382.063441">
                <text:p>30382.063441</text:p>
              </table:table-cell>
              <table:table-cell office:value-type="float" office:value="30389.708382">
                <text:p>30389.708382</text:p>
              </table:table-cell>
              <table:table-cell office:value-type="float" office:value="30382.747266">
                <text:p>30382.747266</text:p>
              </table:table-cell>
              <table:table-cell office:value-type="float" office:value="31230.935076">
                <text:p>31230.935076</text:p>
              </table:table-cell>
              <table:table-cell office:value-type="float" office:value="31231.223788">
                <text:p>31231.22378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1799.885205">
                <text:p>31799.885205</text:p>
              </table:table-cell>
              <table:table-cell office:value-type="float" office:value="31848.168316">
                <text:p>31848.168316</text:p>
              </table:table-cell>
              <table:table-cell office:value-type="float" office:value="30995.602815">
                <text:p>30995.602815</text:p>
              </table:table-cell>
              <table:table-cell office:value-type="float" office:value="30998.929595">
                <text:p>30998.929595</text:p>
              </table:table-cell>
              <table:table-cell office:value-type="float" office:value="30997.381416">
                <text:p>30997.381416</text:p>
              </table:table-cell>
              <table:table-cell office:value-type="float" office:value="30999.011851">
                <text:p>30999.011851</text:p>
              </table:table-cell>
              <table:table-cell office:value-type="float" office:value="31846.678574">
                <text:p>31846.678574</text:p>
              </table:table-cell>
              <table:table-cell office:value-type="float" office:value="31761.39095">
                <text:p>31761.3909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139.600437">
                <text:p>32139.600437</text:p>
              </table:table-cell>
              <table:table-cell office:value-type="float" office:value="32148.396174">
                <text:p>32148.396174</text:p>
              </table:table-cell>
              <table:table-cell office:value-type="float" office:value="31317.169849">
                <text:p>31317.169849</text:p>
              </table:table-cell>
              <table:table-cell office:value-type="float" office:value="31319.460691">
                <text:p>31319.460691</text:p>
              </table:table-cell>
              <table:table-cell office:value-type="float" office:value="31301.742955">
                <text:p>31301.742955</text:p>
              </table:table-cell>
              <table:table-cell office:value-type="float" office:value="31301.70925">
                <text:p>31301.70925</text:p>
              </table:table-cell>
              <table:table-cell office:value-type="float" office:value="32143.053353">
                <text:p>32143.053353</text:p>
              </table:table-cell>
              <table:table-cell office:value-type="float" office:value="32150.029217">
                <text:p>32150.02921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2313.157407">
                <text:p>32313.157407</text:p>
              </table:table-cell>
              <table:table-cell office:value-type="float" office:value="32311.925578">
                <text:p>32311.925578</text:p>
              </table:table-cell>
              <table:table-cell office:value-type="float" office:value="31478.380371">
                <text:p>31478.380371</text:p>
              </table:table-cell>
              <table:table-cell office:value-type="float" office:value="31471.543339">
                <text:p>31471.543339</text:p>
              </table:table-cell>
              <table:table-cell office:value-type="float" office:value="31472.770961">
                <text:p>31472.770961</text:p>
              </table:table-cell>
              <table:table-cell office:value-type="float" office:value="31470.208655">
                <text:p>31470.208655</text:p>
              </table:table-cell>
              <table:table-cell office:value-type="float" office:value="32303.617619">
                <text:p>32303.617619</text:p>
              </table:table-cell>
              <table:table-cell office:value-type="float" office:value="32304.135006">
                <text:p>32304.13500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32400.650372">
                <text:p>32400.650372</text:p>
              </table:table-cell>
              <table:table-cell office:value-type="float" office:value="32402.012442">
                <text:p>32402.012442</text:p>
              </table:table-cell>
              <table:table-cell office:value-type="float" office:value="31569.371348">
                <text:p>31569.371348</text:p>
              </table:table-cell>
              <table:table-cell office:value-type="float" office:value="31573.978123">
                <text:p>31573.978123</text:p>
              </table:table-cell>
              <table:table-cell office:value-type="float" office:value="31572.479929">
                <text:p>31572.479929</text:p>
              </table:table-cell>
              <table:table-cell office:value-type="float" office:value="31567.369753">
                <text:p>31567.369753</text:p>
              </table:table-cell>
              <table:table-cell office:value-type="float" office:value="32398.194756">
                <text:p>32398.194756</text:p>
              </table:table-cell>
              <table:table-cell office:value-type="float" office:value="32397.430529">
                <text:p>32397.43052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2439.749981">
                <text:p>32439.749981</text:p>
              </table:table-cell>
              <table:table-cell office:value-type="float" office:value="32445.923482">
                <text:p>32445.923482</text:p>
              </table:table-cell>
              <table:table-cell office:value-type="float" office:value="31617.100772">
                <text:p>31617.100772</text:p>
              </table:table-cell>
              <table:table-cell office:value-type="float" office:value="31626.924397">
                <text:p>31626.924397</text:p>
              </table:table-cell>
              <table:table-cell office:value-type="float" office:value="31625.306706">
                <text:p>31625.306706</text:p>
              </table:table-cell>
              <table:table-cell office:value-type="float" office:value="31622.551405">
                <text:p>31622.551405</text:p>
              </table:table-cell>
              <table:table-cell office:value-type="float" office:value="32444.425558">
                <text:p>32444.425558</text:p>
              </table:table-cell>
              <table:table-cell office:value-type="float" office:value="32444.330084">
                <text:p>32444.33008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2465.041197">
                <text:p>32465.041197</text:p>
              </table:table-cell>
              <table:table-cell office:value-type="float" office:value="32464.350092">
                <text:p>32464.350092</text:p>
              </table:table-cell>
              <table:table-cell office:value-type="float" office:value="31645.249362">
                <text:p>31645.249362</text:p>
              </table:table-cell>
              <table:table-cell office:value-type="float" office:value="31643.757239">
                <text:p>31643.757239</text:p>
              </table:table-cell>
              <table:table-cell office:value-type="float" office:value="31643.278987">
                <text:p>31643.278987</text:p>
              </table:table-cell>
              <table:table-cell office:value-type="float" office:value="31643.607016">
                <text:p>31643.607016</text:p>
              </table:table-cell>
              <table:table-cell office:value-type="float" office:value="32463.83686">
                <text:p>32463.83686</text:p>
              </table:table-cell>
              <table:table-cell office:value-type="float" office:value="32462.493271">
                <text:p>32462.49327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2474.72616">
                <text:p>32474.72616</text:p>
              </table:table-cell>
              <table:table-cell office:value-type="float" office:value="32474.724037">
                <text:p>32474.724037</text:p>
              </table:table-cell>
              <table:table-cell office:value-type="float" office:value="31656.69978">
                <text:p>31656.69978</text:p>
              </table:table-cell>
              <table:table-cell office:value-type="float" office:value="31657.107659">
                <text:p>31657.107659</text:p>
              </table:table-cell>
              <table:table-cell office:value-type="float" office:value="31659.822602">
                <text:p>31659.822602</text:p>
              </table:table-cell>
              <table:table-cell office:value-type="float" office:value="31655.918351">
                <text:p>31655.918351</text:p>
              </table:table-cell>
              <table:table-cell office:value-type="float" office:value="32473.149136">
                <text:p>32473.149136</text:p>
              </table:table-cell>
              <table:table-cell office:value-type="float" office:value="32472.775437">
                <text:p>32472.775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